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Segoe UI" style:font-name-complex="Segoe UI" fo:color="#343A40" fo:background-color="#FFFFFF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Active</text:span></text:p>
          </table:table-cell>
          <table:table-cell table:style-name="TableCell16">
            <text:p text:style-name="P17">Blog jest aktywny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Blog jest aktywny</text:p>
          </table:table-cell>
          <table:table-cell table:style-name="TableCell25">
            <text:p text:style-name="P2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1:00Z</meta:creation-date>
    <dc:date>2017-08-25T18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3" meta:row-count="1" meta:non-whitespace-character-count="72"/>
  </office:meta>
</office:document-meta>
</file>